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2ba8" officeooo:paragraph-rsid="00182b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unction of the day</text:p>
      <text:p text:style-name="P1"/>
      <text:p text:style-name="P1">using group_by then picot wider to get all the values in the correct format and remove Nas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7T13:22:51.741533266</meta:creation-date>
    <dc:date>2020-02-07T13:23:42.137007578</dc:date>
    <meta:editing-duration>PT51S</meta:editing-duration>
    <meta:editing-cycles>1</meta:editing-cycles>
    <meta:document-statistic meta:table-count="0" meta:image-count="0" meta:object-count="0" meta:page-count="1" meta:paragraph-count="2" meta:word-count="21" meta:character-count="110" meta:non-whitespace-character-count="91"/>
    <meta:generator>LibreOffice/6.0.7.3$Linux_X86_64 LibreOffice_project/00m0$Build-3</meta:generator>
  </office:meta>
</office:document-meta>
</file>